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1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2307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2181in"/>
    </style:style>
    <style:style style:name="co9" style:family="table-column">
      <style:table-column-properties fo:break-before="auto" style:column-width="0.2728in"/>
    </style:style>
    <style:style style:name="co10" style:family="table-column">
      <style:table-column-properties fo:break-before="auto" style:column-width="0.4146in"/>
    </style:style>
    <style:style style:name="co11" style:family="table-column">
      <style:table-column-properties fo:break-before="auto" style:column-width="1.08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ardname</text:p>
          </table:table-cell>
          <table:table-cell office:value-type="string">
            <text:p>Edition</text:p>
          </table:table-cell>
          <table:table-cell office:value-type="string">
            <text:p>Qty</text:p>
          </table:table-cell>
          <table:table-cell office:value-type="string">
            <text:p>Foil</text:p>
          </table:table-cell>
        </table:table-row>
        <table:table-row table:style-name="ro1">
          <table:table-cell office:value-type="string">
            <text:p>Necropotence</text:p>
          </table:table-cell>
          <table:table-cell office:value-type="string">
            <text:p>Ice Age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Mystic Remora</text:p>
          </table:table-cell>
          <table:table-cell office:value-type="string">
            <text:p>Ice Age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Mishra's Factory</text:p>
          </table:table-cell>
          <table:table-cell office:value-type="string">
            <text:p>Fourth Editio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oldevi Excavations</text:p>
          </table:table-cell>
          <table:table-cell office:value-type="string">
            <text:p>Alliances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alduvian Trading Post</text:p>
          </table:table-cell>
          <table:table-cell office:value-type="string">
            <text:p>Alliances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Mystical Tutor</text:p>
          </table:table-cell>
          <table:table-cell office:value-type="string">
            <text:p>Mirage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Urza's Tower</text:p>
          </table:table-cell>
          <table:table-cell office:value-type="string">
            <text:p>Chronicles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Lotus Petal</text:p>
          </table:table-cell>
          <table:table-cell office:value-type="string">
            <text:p>Tempest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Diabolic Edict</text:p>
          </table:table-cell>
          <table:table-cell office:value-type="string">
            <text:p>Tempest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Propaganda</text:p>
          </table:table-cell>
          <table:table-cell office:value-type="string">
            <text:p>Tempest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Capsize</text:p>
          </table:table-cell>
          <table:table-cell office:value-type="string">
            <text:p>Tempest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Oath of Druids</text:p>
          </table:table-cell>
          <table:table-cell office:value-type="string">
            <text:p>Exodus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phere of Resistance</text:p>
          </table:table-cell>
          <table:table-cell office:value-type="string">
            <text:p>Exodus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hran Quarry</text:p>
          </table:table-cell>
          <table:table-cell office:value-type="string">
            <text:p>Urza's Saga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Mother of Runes</text:p>
          </table:table-cell>
          <table:table-cell office:value-type="string">
            <text:p>Urza's Legacy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Opportunity</text:p>
          </table:table-cell>
          <table:table-cell office:value-type="string">
            <text:p>Urza's Legacy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Phyrexian Reclamation</text:p>
          </table:table-cell>
          <table:table-cell office:value-type="string">
            <text:p>Urza's Legacy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Cloud of Faeries</text:p>
          </table:table-cell>
          <table:table-cell office:value-type="string">
            <text:p>Urza's Legacy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Avalanche Riders</text:p>
          </table:table-cell>
          <table:table-cell office:value-type="string">
            <text:p>Urza's Legacy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Ghitu Encampment</text:p>
          </table:table-cell>
          <table:table-cell office:value-type="string">
            <text:p>Urza's Legacy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Faerie Conclave</text:p>
          </table:table-cell>
          <table:table-cell office:value-type="string">
            <text:p>Urza's Legacy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Deep Analysis</text:p>
          </table:table-cell>
          <table:table-cell office:value-type="string">
            <text:p>Torment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Howling Mine</text:p>
          </table:table-cell>
          <table:table-cell office:value-type="string">
            <text:p>Seventh Editio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City of Brass</text:p>
          </table:table-cell>
          <table:table-cell office:value-type="string">
            <text:p>Seventh Editio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Chain of Vapor</text:p>
          </table:table-cell>
          <table:table-cell office:value-type="string">
            <text:p>Onslaught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Naturalize</text:p>
          </table:table-cell>
          <table:table-cell office:value-type="string">
            <text:p>Onslaught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Wirewood Lodge</text:p>
          </table:table-cell>
          <table:table-cell office:value-type="string">
            <text:p>Onslaught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Willbender</text:p>
          </table:table-cell>
          <table:table-cell office:value-type="string">
            <text:p>Legion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Bladewing the Risen</text:p>
          </table:table-cell>
          <table:table-cell office:value-type="string">
            <text:p>Scourg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Mind's Desire</text:p>
          </table:table-cell>
          <table:table-cell office:value-type="string">
            <text:p>Scourge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ree of Tales</text:p>
          </table:table-cell>
          <table:table-cell office:value-type="string">
            <text:p>Mirrodi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Great Furnace</text:p>
          </table:table-cell>
          <table:table-cell office:value-type="string">
            <text:p>Mirrodi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Vault of Whispers</text:p>
          </table:table-cell>
          <table:table-cell office:value-type="string">
            <text:p>Mirrodin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eat of the Synod</text:p>
          </table:table-cell>
          <table:table-cell office:value-type="string">
            <text:p>Mirrodi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Viridian Shaman</text:p>
          </table:table-cell>
          <table:table-cell office:value-type="string">
            <text:p>Mirrodi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Acquire</text:p>
          </table:table-cell>
          <table:table-cell office:value-type="string">
            <text:p>Fifth Daw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rinket Mage</text:p>
          </table:table-cell>
          <table:table-cell office:value-type="string">
            <text:p>Duel Decks: Elspeth vs. Tezzeret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erum Visions</text:p>
          </table:table-cell>
          <table:table-cell office:value-type="string">
            <text:p>Fifth Daw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Vedalken Shackles</text:p>
          </table:table-cell>
          <table:table-cell office:value-type="string">
            <text:p>Fifth Daw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Lantern of Insight</text:p>
          </table:table-cell>
          <table:table-cell office:value-type="string">
            <text:p>Fifth Daw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cquire</text:p>
          </table:table-cell>
          <table:table-cell office:value-type="string">
            <text:p>Fifth Daw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Isamaru, Hound of Konda</text:p>
          </table:table-cell>
          <table:table-cell office:value-type="string">
            <text:p>Champions of Kamigawa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Ninja of the Deep Hours</text:p>
          </table:table-cell>
          <table:table-cell office:value-type="string">
            <text:p>Betrayers of Kamigawa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kred</text:p>
          </table:table-cell>
          <table:table-cell office:value-type="string">
            <text:p>Coldsnap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Wall of Shards</text:p>
          </table:table-cell>
          <table:table-cell office:value-type="string">
            <text:p>Coldsnap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elesnya Sanctuary</text:p>
          </table:table-cell>
          <table:table-cell office:value-type="string">
            <text:p>Ravnica: City of Guild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pawnbroker</text:p>
          </table:table-cell>
          <table:table-cell office:value-type="string">
            <text:p>Ravnica: City of Guild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Putrefy</text:p>
          </table:table-cell>
          <table:table-cell office:value-type="string">
            <text:p>Ravnica: City of Guild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Eyes of the Watcher</text:p>
          </table:table-cell>
          <table:table-cell office:value-type="string">
            <text:p>Fifth Daw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Orzhov Basilica</text:p>
          </table:table-cell>
          <table:table-cell office:value-type="string">
            <text:p>Guildpact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Izzet Boilerworks</text:p>
          </table:table-cell>
          <table:table-cell office:value-type="string">
            <text:p>Guildpact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Gruul Turf</text:p>
          </table:table-cell>
          <table:table-cell office:value-type="string">
            <text:p>Guildpact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Orzhov Pontiff</text:p>
          </table:table-cell>
          <table:table-cell office:value-type="string">
            <text:p>Guildpact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Mortify</text:p>
          </table:table-cell>
          <table:table-cell office:value-type="string">
            <text:p>Guildpact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Experiment Kraj</text:p>
          </table:table-cell>
          <table:table-cell office:value-type="string">
            <text:p>Dissensio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zorius Chancery</text:p>
          </table:table-cell>
          <table:table-cell office:value-type="string">
            <text:p>Dissensio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Azorius Chancery</text:p>
          </table:table-cell>
          <table:table-cell office:value-type="string">
            <text:p>Modern Masters 2015 Editio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Utopia Sprawl</text:p>
          </table:table-cell>
          <table:table-cell office:value-type="string">
            <text:p>Dissensio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Rise // Fall</text:p>
          </table:table-cell>
          <table:table-cell office:value-type="string">
            <text:p>Dissensio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imic Growth Chamber</text:p>
          </table:table-cell>
          <table:table-cell office:value-type="string">
            <text:p>Dissensio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tupor</text:p>
          </table:table-cell>
          <table:table-cell office:value-type="string">
            <text:p>Time Spiral "Timeshifted"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Merieke Ri Berit</text:p>
          </table:table-cell>
          <table:table-cell office:value-type="string">
            <text:p>Time Spiral "Timeshifted"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Coalition Victory</text:p>
          </table:table-cell>
          <table:table-cell office:value-type="string">
            <text:p>Time Spiral "Timeshifted"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Lotus Bloom</text:p>
          </table:table-cell>
          <table:table-cell office:value-type="string">
            <text:p>Time Spir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Conflagrate</text:p>
          </table:table-cell>
          <table:table-cell office:value-type="string">
            <text:p>Time Spiral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Might of Old Krosa</text:p>
          </table:table-cell>
          <table:table-cell office:value-type="string">
            <text:p>Time Spiral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Magus of the Disk</text:p>
          </table:table-cell>
          <table:table-cell office:value-type="string">
            <text:p>Time Spir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Momentary Blink</text:p>
          </table:table-cell>
          <table:table-cell office:value-type="string">
            <text:p>Time Spir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emporal Isolation</text:p>
          </table:table-cell>
          <table:table-cell office:value-type="string">
            <text:p>Time Spir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Draining Whelk</text:p>
          </table:table-cell>
          <table:table-cell office:value-type="string">
            <text:p>Time Spiral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Drifter il-Dal</text:p>
          </table:table-cell>
          <table:table-cell office:value-type="string">
            <text:p>Time Spir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Looter il-Kor</text:p>
          </table:table-cell>
          <table:table-cell office:value-type="string">
            <text:p>Time Spiral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Keen Sense</text:p>
          </table:table-cell>
          <table:table-cell office:value-type="string">
            <text:p>Planar Chaos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ven Riftwatcher</text:p>
          </table:table-cell>
          <table:table-cell office:value-type="string">
            <text:p>Planar Chao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Groundbreaker</text:p>
          </table:table-cell>
          <table:table-cell office:value-type="string">
            <text:p>Planar Chao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Nix</text:p>
          </table:table-cell>
          <table:table-cell office:value-type="string">
            <text:p>Future Sight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Profane Command</text:p>
          </table:table-cell>
          <table:table-cell office:value-type="string">
            <text:p>Lorwy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Vivid Creek</text:p>
          </table:table-cell>
          <table:table-cell office:value-type="string">
            <text:p>Lorwy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tillmoon Cavalier</text:p>
          </table:table-cell>
          <table:table-cell office:value-type="string">
            <text:p>Eventide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Crumbling Necropolis</text:p>
          </table:table-cell>
          <table:table-cell office:value-type="string">
            <text:p>Shards of Alara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avage Lands</text:p>
          </table:table-cell>
          <table:table-cell office:value-type="string">
            <text:p>Shards of Alara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easide Citadel</text:p>
          </table:table-cell>
          <table:table-cell office:value-type="string">
            <text:p>Shards of Alara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Fatestitcher</text:p>
          </table:table-cell>
          <table:table-cell office:value-type="string">
            <text:p>Shards of Alara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Blightning</text:p>
          </table:table-cell>
          <table:table-cell office:value-type="string">
            <text:p>Shards of Alara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Bloodbraid Elf</text:p>
          </table:table-cell>
          <table:table-cell office:value-type="string">
            <text:p>Alara Rebor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Putrid Leech</text:p>
          </table:table-cell>
          <table:table-cell office:value-type="string">
            <text:p>Alara Rebor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Wall of Denial</text:p>
          </table:table-cell>
          <table:table-cell office:value-type="string">
            <text:p>Alara Rebor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Journey to Nowhere</text:p>
          </table:table-cell>
          <table:table-cell office:value-type="string">
            <text:p>Zendikar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Loam Lion</text:p>
          </table:table-cell>
          <table:table-cell office:value-type="string">
            <text:p>Worldwak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ectonic Edge</text:p>
          </table:table-cell>
          <table:table-cell office:value-type="string">
            <text:p>Worldwak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Basilisk Collar</text:p>
          </table:table-cell>
          <table:table-cell office:value-type="string">
            <text:p>Worldwak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plinter Twin</text:p>
          </table:table-cell>
          <table:table-cell office:value-type="string">
            <text:p>Rise of the Eldrazi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Evolving Wilds</text:p>
          </table:table-cell>
          <table:table-cell office:value-type="string">
            <text:p>Rise of the Eldrazi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Wall of Omens</text:p>
          </table:table-cell>
          <table:table-cell office:value-type="string">
            <text:p>Rise of the Eldrazi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Wall of Omens</text:p>
          </table:table-cell>
          <table:table-cell office:value-type="string">
            <text:p>Eternal Masters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Cast Through Time</text:p>
          </table:table-cell>
          <table:table-cell office:value-type="string">
            <text:p>Rise of the Eldrazi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Leonin Arbiter</text:p>
          </table:table-cell>
          <table:table-cell office:value-type="string">
            <text:p>Scars of Mirrodin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Nim Deathmantle</text:p>
          </table:table-cell>
          <table:table-cell office:value-type="string">
            <text:p>Scars of Mirrodi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Precursor Golem</text:p>
          </table:table-cell>
          <table:table-cell office:value-type="string">
            <text:p>Scars of Mirrodi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Mimic Vat</text:p>
          </table:table-cell>
          <table:table-cell office:value-type="string">
            <text:p>Scars of Mirrodi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Memnite</text:p>
          </table:table-cell>
          <table:table-cell office:value-type="string">
            <text:p>Scars of Mirrodi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emblance Anvil</text:p>
          </table:table-cell>
          <table:table-cell office:value-type="string">
            <text:p>Scars of Mirrodin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Nim Deathmantle</text:p>
          </table:table-cell>
          <table:table-cell office:value-type="string">
            <text:p>Scars of Mirrodin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word of Feast and Famine</text:p>
          </table:table-cell>
          <table:table-cell office:value-type="string">
            <text:p>Mirrodin Besieged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Mental Misstep</text:p>
          </table:table-cell>
          <table:table-cell office:value-type="string">
            <text:p>New Phyrexia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Mental Misstep</text:p>
          </table:table-cell>
          <table:table-cell office:value-type="string">
            <text:p>New Phyrexia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u-Chi</text:p>
          </table:table-cell>
          <table:table-cell office:value-type="string">
            <text:p>Antiquities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Moorland Haunt</text:p>
          </table:table-cell>
          <table:table-cell office:value-type="string">
            <text:p>Innistrad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Grafdigger's Cage</text:p>
          </table:table-cell>
          <table:table-cell office:value-type="string">
            <text:p>Dark Ascensio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halia, Guardian of Thraben</text:p>
          </table:table-cell>
          <table:table-cell office:value-type="string">
            <text:p>Dark Ascension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Deadeye Navigator</text:p>
          </table:table-cell>
          <table:table-cell office:value-type="string">
            <text:p>Avacyn Restored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lchemist's Refuge</text:p>
          </table:table-cell>
          <table:table-cell office:value-type="string">
            <text:p>Avacyn Restored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Rogue's Passage</text:p>
          </table:table-cell>
          <table:table-cell office:value-type="string">
            <text:p>Return to Ravnica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Boros Reckoner</text:p>
          </table:table-cell>
          <table:table-cell office:value-type="string">
            <text:p>Gatecrash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Burning-Tree Emissary</text:p>
          </table:table-cell>
          <table:table-cell office:value-type="string">
            <text:p>Gatecrash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Legion Loyalist</text:p>
          </table:table-cell>
          <table:table-cell office:value-type="string">
            <text:p>Gatecrash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Legion Loyalist</text:p>
          </table:table-cell>
          <table:table-cell office:value-type="string">
            <text:p>Gatecrash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Obzedat, Ghost Council</text:p>
          </table:table-cell>
          <table:table-cell office:value-type="string">
            <text:p>Gatecrash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Blood Baron of Vizkopa</text:p>
          </table:table-cell>
          <table:table-cell office:value-type="string">
            <text:p>Dragon's Maz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Pontiff of Blight</text:p>
          </table:table-cell>
          <table:table-cell office:value-type="string">
            <text:p>Dragon's Maz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emple of Deceit</text:p>
          </table:table-cell>
          <table:table-cell office:value-type="string">
            <text:p>Theros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Tomb of the Spirit Dragon</text:p>
          </table:table-cell>
          <table:table-cell office:value-type="string">
            <text:p>Khans of Tarkir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Dromoka's Command</text:p>
          </table:table-cell>
          <table:table-cell office:value-type="string">
            <text:p>Dragons of Tarkir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Risen Executioner</text:p>
          </table:table-cell>
          <table:table-cell office:value-type="string">
            <text:p>Dragons of Tarkir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Deathmist Raptor</text:p>
          </table:table-cell>
          <table:table-cell office:value-type="string">
            <text:p>Dragons of Tarkir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Dragon Whisperer</text:p>
          </table:table-cell>
          <table:table-cell office:value-type="string">
            <text:p>Dragons of Tarkir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Feldon of the Third Path</text:p>
          </table:table-cell>
          <table:table-cell office:value-type="string">
            <text:p>Commander 2014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False Peace</text:p>
          </table:table-cell>
          <table:table-cell office:value-type="string">
            <text:p>Starter 1999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Wall of Roots</text:p>
          </table:table-cell>
          <table:table-cell office:value-type="string">
            <text:p>Mirage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Crop Rotation</text:p>
          </table:table-cell>
          <table:table-cell office:value-type="string">
            <text:p>Urza's Legacy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Plague Myr</text:p>
          </table:table-cell>
          <table:table-cell office:value-type="string">
            <text:p>Mirrodin Besieged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ignal Pest</text:p>
          </table:table-cell>
          <table:table-cell office:value-type="string">
            <text:p>Mirrodin Besieged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ell's Caretaker</text:p>
          </table:table-cell>
          <table:table-cell office:value-type="string">
            <text:p>Chronicles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Dragonmaster Outcast</text:p>
          </table:table-cell>
          <table:table-cell office:value-type="string">
            <text:p>Battle for Zendikar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Channel</text:p>
          </table:table-cell>
          <table:table-cell office:value-type="string">
            <text:p>Revised Edition (Foreign Black Border)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Wall of Shards</text:p>
          </table:table-cell>
          <table:table-cell office:value-type="string">
            <text:p>Coldsnap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office:value-type="string">
            <text:p>cardName</text:p>
          </table:table-cell>
          <table:table-cell office:value-type="string">
            <text:p>setName</text:p>
          </table:table-cell>
          <table:table-cell office:value-type="string">
            <text:p>sellPrice</text:p>
          </table:table-cell>
          <table:table-cell office:value-type="string">
            <text:p>foil</text:p>
          </table:table-cell>
          <table:table-cell office:value-type="string">
            <text:p>qtyOwned</text:p>
          </table:table-cell>
          <table:table-cell office:value-type="string">
            <text:p>buyPrice</text:p>
          </table:table-cell>
          <table:table-cell office:value-type="string">
            <text:p>buyMerchant</text:p>
          </table:table-cell>
          <table:table-cell office:value-type="string">
            <text:p>sellMerchant</text:p>
          </table:table-cell>
          <table:table-cell office:value-type="string">
            <text:p>buyQty</text:p>
          </table:table-cell>
          <table:table-cell office:value-type="string">
            <text:p>sellQty</text:p>
          </table:table-cell>
          <table:table-cell office:value-type="string">
            <text:p>spread</text:p>
          </table:table-cell>
          <table:table-cell table:number-columns-repeated="1012"/>
        </table:table-row>
        <table:table-row table:style-name="ro2">
          <table:table-cell office:value-type="string">
            <text:p>Lotus Bloom</text:p>
          </table:table-cell>
          <table:table-cell office:value-type="string">
            <text:p>Time Spiral</text:p>
          </table:table-cell>
          <table:table-cell office:value-type="float" office:value="29.9">
            <text:p>29.9</text:p>
          </table:table-cell>
          <table:table-cell table:number-columns-repeated="2" office:value-type="float" office:value="1">
            <text:p>1</text:p>
          </table:table-cell>
          <table:table-cell office:value-type="float" office:value="19.16">
            <text:p>19.16</text:p>
          </table:table-cell>
          <table:table-cell office:value-type="string">
            <text:p>trollandtoad</text:p>
          </table:table-cell>
          <table:table-cell office:value-type="string">
            <text:p>tcgplay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Phyrexian Reclamation</text:p>
          </table:table-cell>
          <table:table-cell table:style-name="ce1" office:value-type="string">
            <text:p>Urza's Legacy</text:p>
          </table:table-cell>
          <table:table-cell table:style-name="ce1" office:value-type="float" office:value="19.99">
            <text:p>19.9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17.5">
            <text:p>17.5</text:p>
          </table:table-cell>
          <table:table-cell table:style-name="ce1" office:value-type="string">
            <text:p>cardkingdom</text:p>
          </table:table-cell>
          <table:table-cell table:style-name="ce1" office:value-type="string">
            <text:p>channelfireball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Isamaru, Hound of Konda</text:p>
          </table:table-cell>
          <table:table-cell office:value-type="string">
            <text:p>Champions of Kamigawa</text:p>
          </table:table-cell>
          <table:table-cell office:value-type="float" office:value="21.84">
            <text:p>21.84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capefeargames</text:p>
          </table:table-cell>
          <table:table-cell office:value-type="string">
            <text:p>tcgplaye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ental Misstep</text:p>
          </table:table-cell>
          <table:table-cell table:style-name="ce1" office:value-type="string">
            <text:p>New Phyrexia</text:p>
          </table:table-cell>
          <table:table-cell table:style-name="ce1" office:value-type="float" office:value="16.01">
            <text:p>16.0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strikezone</text:p>
          </table:table-cell>
          <table:table-cell table:style-name="ce1" office:value-type="string">
            <text:p>tcgplayer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Seat of the Synod</text:p>
          </table:table-cell>
          <table:table-cell office:value-type="string">
            <text:p>Mirrodin</text:p>
          </table:table-cell>
          <table:table-cell office:value-type="float" office:value="12.99">
            <text:p>12.99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Skred</text:p>
          </table:table-cell>
          <table:table-cell office:value-type="string">
            <text:p>Coldsnap</text:p>
          </table:table-cell>
          <table:table-cell office:value-type="float" office:value="11.95">
            <text:p>11.95</text:p>
          </table:table-cell>
          <table:table-cell table:number-columns-repeated="2" office:value-type="float" office:value="1">
            <text:p>1</text:p>
          </table:table-cell>
          <table:table-cell office:value-type="float" office:value="9.6">
            <text:p>9.6</text:p>
          </table:table-cell>
          <table:table-cell office:value-type="string">
            <text:p>cardkingdom</text:p>
          </table:table-cell>
          <table:table-cell office:value-type="string">
            <text:p>capefeargames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Basilisk Collar</text:p>
          </table:table-cell>
          <table:table-cell office:value-type="string">
            <text:p>Worldwake</text:p>
          </table:table-cell>
          <table:table-cell office:value-type="float" office:value="14.63">
            <text:p>14.63</text:p>
          </table:table-cell>
          <table:table-cell table:number-columns-repeated="2" office:value-type="float" office:value="1">
            <text:p>1</text:p>
          </table:table-cell>
          <table:table-cell office:value-type="float" office:value="9.5">
            <text:p>9.5</text:p>
          </table:table-cell>
          <table:table-cell office:value-type="string">
            <text:p>mtgseattle</text:p>
          </table:table-cell>
          <table:table-cell office:value-type="string">
            <text:p>tcgplaye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Ninja of the Deep Hours</text:p>
          </table:table-cell>
          <table:table-cell table:style-name="ce2" office:value-type="string">
            <text:p>Betrayers of Kamigawa</text:p>
          </table:table-cell>
          <table:table-cell table:style-name="ce2" office:value-type="float" office:value="7.97">
            <text:p>7.9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strikezone</text:p>
          </table:table-cell>
          <table:table-cell table:style-name="ce2" office:value-type="string">
            <text:p>tcgplayer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%</text:p>
          </table:table-cell>
          <table:table-cell table:style-name="ce2" table:number-columns-repeated="1012"/>
        </table:table-row>
        <table:table-row table:style-name="ro2">
          <table:table-cell office:value-type="string">
            <text:p>Nim Deathmantle</text:p>
          </table:table-cell>
          <table:table-cell office:value-type="string">
            <text:p>Scars of Mirrodin</text:p>
          </table:table-cell>
          <table:table-cell office:value-type="float" office:value="10.99">
            <text:p>10.99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apefeargames</text:p>
          </table:table-cell>
          <table:table-cell office:value-type="string">
            <text:p>cardkingdom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loud of Faeries</text:p>
          </table:table-cell>
          <table:table-cell table:style-name="ce1" office:value-type="string">
            <text:p>Urza's Legacy</text:p>
          </table:table-cell>
          <table:table-cell table:style-name="ce1" office:value-type="float" office:value="8.03">
            <text:p>8.0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7.52">
            <text:p>7.52</text:p>
          </table:table-cell>
          <table:table-cell table:style-name="ce1" office:value-type="string">
            <text:p>trollandtoad</text:p>
          </table:table-cell>
          <table:table-cell table:style-name="ce1" office:value-type="string">
            <text:p>tcgplayer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Bladewing the Risen</text:p>
          </table:table-cell>
          <table:table-cell office:value-type="string">
            <text:p>Scourge</text:p>
          </table:table-cell>
          <table:table-cell office:value-type="float" office:value="9.05">
            <text:p>9.0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trikezone</text:p>
          </table:table-cell>
          <table:table-cell office:value-type="string">
            <text:p>tcgplay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Wall of Shards</text:p>
          </table:table-cell>
          <table:table-cell office:value-type="string">
            <text:p>Coldsnap</text:p>
          </table:table-cell>
          <table:table-cell office:value-type="float" office:value="7.83">
            <text:p>7.8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trikezone</text:p>
          </table:table-cell>
          <table:table-cell office:value-type="string">
            <text:p>tcgplay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Bloodbraid Elf</text:p>
          </table:table-cell>
          <table:table-cell table:style-name="ce1" office:value-type="string">
            <text:p>Alara Reborn</text:p>
          </table:table-cell>
          <table:table-cell table:style-name="ce1" office:value-type="float" office:value="7.99">
            <text:p>7.9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mtgseattle</text:p>
          </table:table-cell>
          <table:table-cell table:style-name="ce1" office:value-type="string">
            <text:p>channelfireball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Great Furnace</text:p>
          </table:table-cell>
          <table:table-cell office:value-type="string">
            <text:p>Mirrodin</text:p>
          </table:table-cell>
          <table:table-cell office:value-type="float" office:value="8.05">
            <text:p>8.0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channelfireball</text:p>
          </table:table-cell>
          <table:table-cell office:value-type="string">
            <text:p>tcgplaye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Memnite</text:p>
          </table:table-cell>
          <table:table-cell office:value-type="string">
            <text:p>Scars of Mirrodin</text:p>
          </table:table-cell>
          <table:table-cell office:value-type="float" office:value="9.99">
            <text:p>9.99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channelfireball</text:p>
          </table:table-cell>
          <table:table-cell office:value-type="string">
            <text:p>tcgplaye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Nix</text:p>
          </table:table-cell>
          <table:table-cell table:style-name="ce3" office:value-type="string">
            <text:p>Future Sight</text:p>
          </table:table-cell>
          <table:table-cell table:style-name="ce3" office:value-type="float" office:value="5.99">
            <text:p>5.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.14">
            <text:p>5.14</text:p>
          </table:table-cell>
          <table:table-cell table:style-name="ce3" office:value-type="string">
            <text:p>abugames</text:p>
          </table:table-cell>
          <table:table-cell table:style-name="ce3" office:value-type="string">
            <text:p>channelfireball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%</text:p>
          </table:table-cell>
          <table:table-cell table:style-name="ce3" table:number-columns-repeated="1012"/>
        </table:table-row>
        <table:table-row table:style-name="ro2">
          <table:table-cell office:value-type="string">
            <text:p>Acquire</text:p>
          </table:table-cell>
          <table:table-cell office:value-type="string">
            <text:p>Fifth Dawn</text:p>
          </table:table-cell>
          <table:table-cell office:value-type="float" office:value="7.96">
            <text:p>7.9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hannelfireball</text:p>
          </table:table-cell>
          <table:table-cell office:value-type="string">
            <text:p>tcgplaye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Blood Baron of Vizkopa</text:p>
          </table:table-cell>
          <table:table-cell office:value-type="string">
            <text:p>Dragon's Maze</text:p>
          </table:table-cell>
          <table:table-cell office:value-type="float" office:value="7.74">
            <text:p>7.7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trikezone</text:p>
          </table:table-cell>
          <table:table-cell office:value-type="string">
            <text:p>tcgplay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Faerie Conclave</text:p>
          </table:table-cell>
          <table:table-cell office:value-type="string">
            <text:p>Urza's Legacy</text:p>
          </table:table-cell>
          <table:table-cell office:value-type="float" office:value="6.99">
            <text:p>6.9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oolstuffinc</text:p>
          </table:table-cell>
          <table:table-cell office:value-type="string">
            <text:p>cardkingdom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Legion Loyalist</text:p>
          </table:table-cell>
          <table:table-cell office:value-type="string">
            <text:p>Gatecrash</text:p>
          </table:table-cell>
          <table:table-cell office:value-type="float" office:value="7.49">
            <text:p>7.4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apefeargames</text:p>
          </table:table-cell>
          <table:table-cell office:value-type="string">
            <text:p>mtgseatt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Wirewood Lodge</text:p>
          </table:table-cell>
          <table:table-cell table:style-name="ce1" office:value-type="string">
            <text:p>Onslaught</text:p>
          </table:table-cell>
          <table:table-cell table:style-name="ce1" office:value-type="float" office:value="6.99">
            <text:p>6.9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cardkingdom</text:p>
          </table:table-cell>
          <table:table-cell table:style-name="ce1" office:value-type="string">
            <text:p>channelfirebal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table:style-name="ce1" office:value-type="string">
            <text:p>Profane Command</text:p>
          </table:table-cell>
          <table:table-cell table:style-name="ce1" office:value-type="string">
            <text:p>Lorwyn</text:p>
          </table:table-cell>
          <table:table-cell table:style-name="ce1" office:value-type="float" office:value="7.49">
            <text:p>7.4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.5">
            <text:p>4.5</text:p>
          </table:table-cell>
          <table:table-cell table:style-name="ce1" office:value-type="string">
            <text:p>cardkingdom</text:p>
          </table:table-cell>
          <table:table-cell table:style-name="ce1" office:value-type="string">
            <text:p>mtgseattl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table:style-name="ce4" office:value-type="string">
            <text:p>Groundbreaker</text:p>
          </table:table-cell>
          <table:table-cell table:style-name="ce4" office:value-type="string">
            <text:p>Planar Chaos</text:p>
          </table:table-cell>
          <table:table-cell table:style-name="ce4" office:value-type="float" office:value="4.86">
            <text:p>4.8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.4">
            <text:p>4.4</text:p>
          </table:table-cell>
          <table:table-cell table:style-name="ce4" office:value-type="string">
            <text:p>cardkingdom</text:p>
          </table:table-cell>
          <table:table-cell table:style-name="ce4" office:value-type="string">
            <text:p>tcgplayer</text:p>
          </table:table-cell>
          <table:table-cell table:style-name="ce4" office:value-type="float" office:value="17">
            <text:p>17</text:p>
          </table:table-cell>
          <table:table-cell table:style-name="ce4"/>
          <table:table-cell table:style-name="ce4" office:value-type="string">
            <text:p>%</text:p>
          </table:table-cell>
          <table:table-cell table:style-name="ce4" table:number-columns-repeated="1012"/>
        </table:table-row>
        <table:table-row table:style-name="ro2">
          <table:table-cell office:value-type="string">
            <text:p>Mimic Vat</text:p>
          </table:table-cell>
          <table:table-cell office:value-type="string">
            <text:p>Scars of Mirrodin</text:p>
          </table:table-cell>
          <table:table-cell office:value-type="float" office:value="5.99">
            <text:p>5.99</text:p>
          </table:table-cell>
          <table:table-cell table:number-columns-repeated="2" office:value-type="float" office:value="1">
            <text:p>1</text:p>
          </table:table-cell>
          <table:table-cell office:value-type="float" office:value="4.25">
            <text:p>4.25</text:p>
          </table:table-cell>
          <table:table-cell office:value-type="string">
            <text:p>mtgseattle</text:p>
          </table:table-cell>
          <table:table-cell office:value-type="string">
            <text:p>cardkingdom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Obzedat, Ghost Council</text:p>
          </table:table-cell>
          <table:table-cell office:value-type="string">
            <text:p>Gatecrash</text:p>
          </table:table-cell>
          <table:table-cell office:value-type="float" office:value="6.99">
            <text:p>6.99</text:p>
          </table:table-cell>
          <table:table-cell table:number-columns-repeated="2" office:value-type="float" office:value="1">
            <text:p>1</text:p>
          </table:table-cell>
          <table:table-cell office:value-type="float" office:value="4.25">
            <text:p>4.25</text:p>
          </table:table-cell>
          <table:table-cell office:value-type="string">
            <text:p>mtgseattle</text:p>
          </table:table-cell>
          <table:table-cell office:value-type="string">
            <text:p>cardkingdom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Journey to Nowhere</text:p>
          </table:table-cell>
          <table:table-cell office:value-type="string">
            <text:p>Zendikar</text:p>
          </table:table-cell>
          <table:table-cell office:value-type="float" office:value="5.49">
            <text:p>5.49</text:p>
          </table:table-cell>
          <table:table-cell table:number-columns-repeated="2" office:value-type="float" office:value="1">
            <text:p>1</text:p>
          </table:table-cell>
          <table:table-cell office:value-type="float" office:value="4.17">
            <text:p>4.17</text:p>
          </table:table-cell>
          <table:table-cell office:value-type="string">
            <text:p>abugames</text:p>
          </table:table-cell>
          <table:table-cell office:value-type="string">
            <text:p>channelfireball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Avalanche Riders</text:p>
          </table:table-cell>
          <table:table-cell table:style-name="ce1" office:value-type="string">
            <text:p>Urza's Legacy</text:p>
          </table:table-cell>
          <table:table-cell table:style-name="ce1" office:value-type="float" office:value="6.53">
            <text:p>6.5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.1">
            <text:p>4.1</text:p>
          </table:table-cell>
          <table:table-cell table:style-name="ce1" office:value-type="string">
            <text:p>abugames</text:p>
          </table:table-cell>
          <table:table-cell table:style-name="ce1" office:value-type="string">
            <text:p>tcgplayer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table:style-name="ce5" office:value-type="string">
            <text:p>Channel</text:p>
          </table:table-cell>
          <table:table-cell table:style-name="ce5" office:value-type="string">
            <text:p>From the Vault: Exiled</text:p>
          </table:table-cell>
          <table:table-cell table:style-name="ce5" office:value-type="float" office:value="5.95">
            <text:p>5.9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trikezone</text:p>
          </table:table-cell>
          <table:table-cell table:style-name="ce5" office:value-type="string">
            <text:p>capefeargame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%</text:p>
          </table:table-cell>
          <table:table-cell table:style-name="ce5" table:number-columns-repeated="1012"/>
        </table:table-row>
        <table:table-row table:style-name="ro2">
          <table:table-cell office:value-type="string">
            <text:p>Simic Growth Chamber</text:p>
          </table:table-cell>
          <table:table-cell office:value-type="string">
            <text:p>Dissension</text:p>
          </table:table-cell>
          <table:table-cell office:value-type="float" office:value="5.99">
            <text:p>5.9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rikezone</text:p>
          </table:table-cell>
          <table:table-cell office:value-type="string">
            <text:p>capefeargame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Tectonic Edge</text:p>
          </table:table-cell>
          <table:table-cell table:style-name="ce1" office:value-type="string">
            <text:p>Worldwake</text:p>
          </table:table-cell>
          <table:table-cell table:style-name="ce1" office:value-type="float" office:value="4.71">
            <text:p>4.7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3.85">
            <text:p>3.85</text:p>
          </table:table-cell>
          <table:table-cell table:style-name="ce1" office:value-type="string">
            <text:p>cardkingdom</text:p>
          </table:table-cell>
          <table:table-cell table:style-name="ce1" office:value-type="string">
            <text:p>tcgplayer</text:p>
          </table:table-cell>
          <table:table-cell table:style-name="ce1" office:value-type="float" office:value="17">
            <text:p>17</text:p>
          </table:table-cell>
          <table:table-cell table:style-name="ce1"/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Deep Analysis</text:p>
          </table:table-cell>
          <table:table-cell table:style-name="ce2" office:value-type="string">
            <text:p>Torment</text:p>
          </table:table-cell>
          <table:table-cell table:style-name="ce2" office:value-type="float" office:value="2.43">
            <text:p>2.4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.5">
            <text:p>3.5</text:p>
          </table:table-cell>
          <table:table-cell table:style-name="ce2" office:value-type="string">
            <text:p>cardkingdom</text:p>
          </table:table-cell>
          <table:table-cell table:style-name="ce2" office:value-type="string">
            <text:p>tcgplayer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%</text:p>
          </table:table-cell>
          <table:table-cell table:style-name="ce2" table:number-columns-repeated="1012"/>
        </table:table-row>
        <table:table-row table:style-name="ro2">
          <table:table-cell office:value-type="string">
            <text:p>Looter il-Kor</text:p>
          </table:table-cell>
          <table:table-cell office:value-type="string">
            <text:p>Time Spiral</text:p>
          </table:table-cell>
          <table:table-cell office:value-type="float" office:value="4.49">
            <text:p>4.49</text:p>
          </table:table-cell>
          <table:table-cell table:number-columns-repeated="2"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string">
            <text:p>mtgseattle</text:p>
          </table:table-cell>
          <table:table-cell office:value-type="string">
            <text:p>cardkingdom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Vault of Whispers</text:p>
          </table:table-cell>
          <table:table-cell office:value-type="string">
            <text:p>Mirrodin</text:p>
          </table:table-cell>
          <table:table-cell office:value-type="float" office:value="5.58">
            <text:p>5.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string">
            <text:p>capefeargames</text:p>
          </table:table-cell>
          <table:table-cell office:value-type="string">
            <text:p>tcgplaye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Temple of Deceit</text:p>
          </table:table-cell>
          <table:table-cell office:value-type="string">
            <text:p>Theros</text:p>
          </table:table-cell>
          <table:table-cell office:value-type="float" office:value="4.63">
            <text:p>4.6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rikezone</text:p>
          </table:table-cell>
          <table:table-cell office:value-type="string">
            <text:p>tcgplay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Risen Executioner</text:p>
          </table:table-cell>
          <table:table-cell office:value-type="string">
            <text:p>Dragons of Tarkir</text:p>
          </table:table-cell>
          <table:table-cell office:value-type="float" office:value="3.49">
            <text:p>3.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Magus of the Disk</text:p>
          </table:table-cell>
          <table:table-cell office:value-type="string">
            <text:p>Time Spiral</text:p>
          </table:table-cell>
          <table:table-cell office:value-type="float" office:value="3.8">
            <text:p>3.8</text:p>
          </table:table-cell>
          <table:table-cell table:number-columns-repeated="2" office:value-type="float" office:value="1">
            <text:p>1</text:p>
          </table:table-cell>
          <table:table-cell office:value-type="float" office:value="2.41">
            <text:p>2.41</text:p>
          </table:table-cell>
          <table:table-cell office:value-type="string">
            <text:p>trollandtoad</text:p>
          </table:table-cell>
          <table:table-cell office:value-type="string">
            <text:p>tcgplay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Momentary Blink</text:p>
          </table:table-cell>
          <table:table-cell office:value-type="string">
            <text:p>Time Spiral</text:p>
          </table:table-cell>
          <table:table-cell office:value-type="float" office:value="2.99">
            <text:p>2.9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" table:number-columns-repeated="1012"/>
        </table:table-row>
        <table:table-row table:style-name="ro1" table:number-rows-repeated="35">
          <table:table-cell table:number-columns-repeated="1023"/>
        </table:table-row>
        <table:table-row table:style-name="ro2">
          <table:table-cell table:style-name="ce5" office:value-type="string">
            <text:p>Su-Chi</text:p>
          </table:table-cell>
          <table:table-cell table:style-name="ce5" office:value-type="string">
            <text:p>Antiquities</text:p>
          </table:table-cell>
          <table:table-cell table:style-name="ce5" office:value-type="float" office:value="19.35">
            <text:p>19.3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3.5">
            <text:p>23.5</text:p>
          </table:table-cell>
          <table:table-cell table:style-name="ce5" office:value-type="string">
            <text:p>cardkingdom</text:p>
          </table:table-cell>
          <table:table-cell table:style-name="ce5" office:value-type="string">
            <text:p>tcgplayer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style-name="ce5" office:value-type="string">
            <text:p>%</text:p>
          </table:table-cell>
          <table:table-cell table:style-name="ce5" table:number-columns-repeated="1012"/>
        </table:table-row>
        <table:table-row table:style-name="ro2">
          <table:table-cell office:value-type="string">
            <text:p>Sword of Feast and Famine</text:p>
          </table:table-cell>
          <table:table-cell office:value-type="string">
            <text:p>Mirrodin Besieged</text:p>
          </table:table-cell>
          <table:table-cell office:value-type="float" office:value="24.98">
            <text:p>24.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.5">
            <text:p>17.5</text:p>
          </table:table-cell>
          <table:table-cell office:value-type="string">
            <text:p>channelfireball</text:p>
          </table:table-cell>
          <table:table-cell office:value-type="string">
            <text:p>tcgplayer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Sphere of Resistance</text:p>
          </table:table-cell>
          <table:table-cell office:value-type="string">
            <text:p>Exodus</text:p>
          </table:table-cell>
          <table:table-cell office:value-type="float" office:value="17.97">
            <text:p>17.9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string">
            <text:p>mythicmtg</text:p>
          </table:table-cell>
          <table:table-cell office:value-type="string">
            <text:p>tcgplay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Thalia, Guardian of Thraben</text:p>
          </table:table-cell>
          <table:table-cell office:value-type="string">
            <text:p>Dark Ascension</text:p>
          </table:table-cell>
          <table:table-cell office:value-type="float" office:value="15.67">
            <text:p>15.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mtgseattle</text:p>
          </table:table-cell>
          <table:table-cell office:value-type="string">
            <text:p>tcgplaye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Vedalken Shackles</text:p>
          </table:table-cell>
          <table:table-cell office:value-type="string">
            <text:p>Fifth Dawn</text:p>
          </table:table-cell>
          <table:table-cell office:value-type="float" office:value="7.99">
            <text:p>7.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dventureson</text:p>
          </table:table-cell>
          <table:table-cell office:value-type="string">
            <text:p>channelfirebal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Lotus Petal</text:p>
          </table:table-cell>
          <table:table-cell office:value-type="string">
            <text:p>Tempest</text:p>
          </table:table-cell>
          <table:table-cell office:value-type="float" office:value="6.94">
            <text:p>6.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channelfireball</text:p>
          </table:table-cell>
          <table:table-cell office:value-type="string">
            <text:p>tcgplayer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Necropotence</text:p>
          </table:table-cell>
          <table:table-cell table:style-name="ce1" office:value-type="string">
            <text:p>Ice Age</text:p>
          </table:table-cell>
          <table:table-cell table:style-name="ce1" office:value-type="float" office:value="7.95">
            <text:p>7.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mtgseattle</text:p>
          </table:table-cell>
          <table:table-cell table:style-name="ce1" office:value-type="string">
            <text:p>capefeargame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Orzhov Pontiff</text:p>
          </table:table-cell>
          <table:table-cell office:value-type="string">
            <text:p>Guildpact</text:p>
          </table:table-cell>
          <table:table-cell office:value-type="float" office:value="6.95">
            <text:p>6.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7">
            <text:p>4.7</text:p>
          </table:table-cell>
          <table:table-cell office:value-type="string">
            <text:p>cardkingdom</text:p>
          </table:table-cell>
          <table:table-cell office:value-type="string">
            <text:p>capefeargames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Mystical Tutor</text:p>
          </table:table-cell>
          <table:table-cell office:value-type="string">
            <text:p>Mirage</text:p>
          </table:table-cell>
          <table:table-cell office:value-type="float" office:value="5.99">
            <text:p>5.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3">
            <text:p>4.3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Nim Deathmantle</text:p>
          </table:table-cell>
          <table:table-cell office:value-type="string">
            <text:p>Scars of Mirrodin</text:p>
          </table:table-cell>
          <table:table-cell office:value-type="float" office:value="5.49">
            <text:p>5.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.28">
            <text:p>3.28</text:p>
          </table:table-cell>
          <table:table-cell office:value-type="string">
            <text:p>adventureson</text:p>
          </table:table-cell>
          <table:table-cell office:value-type="string">
            <text:p>cardkingdom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ity of Brass</text:p>
          </table:table-cell>
          <table:table-cell table:style-name="ce1" office:value-type="string">
            <text:p>Seventh Edition</text:p>
          </table:table-cell>
          <table:table-cell table:style-name="ce1" office:value-type="float" office:value="5.13">
            <text:p>5.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.25">
            <text:p>3.25</text:p>
          </table:table-cell>
          <table:table-cell table:style-name="ce1" office:value-type="string">
            <text:p>mtgseattle</text:p>
          </table:table-cell>
          <table:table-cell table:style-name="ce1" office:value-type="string">
            <text:p>tcgplayer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Grafdigger's Cage</text:p>
          </table:table-cell>
          <table:table-cell office:value-type="string">
            <text:p>Dark Ascension</text:p>
          </table:table-cell>
          <table:table-cell office:value-type="float" office:value="4.45">
            <text:p>4.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hannelfireball</text:p>
          </table:table-cell>
          <table:table-cell office:value-type="string">
            <text:p>tcgplayer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Utopia Sprawl</text:p>
          </table:table-cell>
          <table:table-cell office:value-type="string">
            <text:p>Dissension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57">
            <text:p>2.57</text:p>
          </table:table-cell>
          <table:table-cell office:value-type="string">
            <text:p>trollandtoad</text:p>
          </table:table-cell>
          <table:table-cell office:value-type="string">
            <text:p>tcgplaye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Experiment Kraj</text:p>
          </table:table-cell>
          <table:table-cell office:value-type="string">
            <text:p>Dissension</text:p>
          </table:table-cell>
          <table:table-cell office:value-type="float" office:value="3.04">
            <text:p>3.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Propaganda</text:p>
          </table:table-cell>
          <table:table-cell office:value-type="string">
            <text:p>Tempest</text:p>
          </table:table-cell>
          <table:table-cell office:value-type="float" office:value="4.12">
            <text:p>4.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string">
            <text:p>capefeargames</text:p>
          </table:table-cell>
          <table:table-cell office:value-type="string">
            <text:p>tcgplaye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plinter Twin</text:p>
          </table:table-cell>
          <table:table-cell table:style-name="ce1" office:value-type="string">
            <text:p>Rise of the Eldrazi</text:p>
          </table:table-cell>
          <table:table-cell table:style-name="ce1" office:value-type="float" office:value="4.49">
            <text:p>4.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5">
            <text:p>2.5</text:p>
          </table:table-cell>
          <table:table-cell table:style-name="ce1" office:value-type="string">
            <text:p>channelfireball</text:p>
          </table:table-cell>
          <table:table-cell table:style-name="ce1" office:value-type="string">
            <text:p>cardkingdom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Legion Loyalist</text:p>
          </table:table-cell>
          <table:table-cell office:value-type="string">
            <text:p>Gatecrash</text:p>
          </table:table-cell>
          <table:table-cell office:value-type="float" office:value="4.49">
            <text:p>4.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41">
            <text:p>2.41</text:p>
          </table:table-cell>
          <table:table-cell office:value-type="string">
            <text:p>abugames</text:p>
          </table:table-cell>
          <table:table-cell office:value-type="string">
            <text:p>cardkingdom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Soldevi Excavations</text:p>
          </table:table-cell>
          <table:table-cell table:style-name="ce1" office:value-type="string">
            <text:p>Alliances</text:p>
          </table:table-cell>
          <table:table-cell table:style-name="ce1" office:value-type="float" office:value="3.49">
            <text:p>3.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36">
            <text:p>2.36</text:p>
          </table:table-cell>
          <table:table-cell table:style-name="ce1" office:value-type="string">
            <text:p>abugames</text:p>
          </table:table-cell>
          <table:table-cell table:style-name="ce1" office:value-type="string">
            <text:p>channelfireball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Dragonmaster Outcast</text:p>
          </table:table-cell>
          <table:table-cell office:value-type="string">
            <text:p>Battle for Zendikar</text:p>
          </table:table-cell>
          <table:table-cell office:value-type="float" office:value="3.14">
            <text:p>3.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string">
            <text:p>strikezone</text:p>
          </table:table-cell>
          <table:table-cell office:value-type="string">
            <text:p>tcgplaye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Hell's Caretaker</text:p>
          </table:table-cell>
          <table:table-cell table:style-name="ce1" office:value-type="string">
            <text:p>Chronicles</text:p>
          </table:table-cell>
          <table:table-cell table:style-name="ce1" office:value-type="float" office:value="2.45">
            <text:p>2.45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coolstuffinc</text:p>
          </table:table-cell>
          <table:table-cell table:style-name="ce1" office:value-type="string">
            <text:p>capefeargames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Stillmoon Cavalier</text:p>
          </table:table-cell>
          <table:table-cell office:value-type="string">
            <text:p>Eventide</text:p>
          </table:table-cell>
          <table:table-cell office:value-type="float" office:value="3.95">
            <text:p>3.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tgseattle</text:p>
          </table:table-cell>
          <table:table-cell office:value-type="string">
            <text:p>capefeargames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Oath of Druids</text:p>
          </table:table-cell>
          <table:table-cell table:style-name="ce1" office:value-type="string">
            <text:p>Exodus</text:p>
          </table:table-cell>
          <table:table-cell table:style-name="ce1" office:value-type="float" office:value="2.49">
            <text:p>2.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78">
            <text:p>1.78</text:p>
          </table:table-cell>
          <table:table-cell table:style-name="ce1" office:value-type="string">
            <text:p>abugames</text:p>
          </table:table-cell>
          <table:table-cell table:style-name="ce1" office:value-type="string">
            <text:p>cardkingdom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table:style-name="ce1" office:value-type="string">
            <text:p>Leonin Arbiter</text:p>
          </table:table-cell>
          <table:table-cell table:style-name="ce1" office:value-type="string">
            <text:p>Scars of Mirrodin</text:p>
          </table:table-cell>
          <table:table-cell table:style-name="ce1" office:value-type="float" office:value="2.49">
            <text:p>2.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.75">
            <text:p>1.75</text:p>
          </table:table-cell>
          <table:table-cell table:style-name="ce1" office:value-type="string">
            <text:p>mtgseattle</text:p>
          </table:table-cell>
          <table:table-cell table:style-name="ce1" office:value-type="string">
            <text:p>cardkingdom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26">
            <text:p>126</text:p>
          </table:table-cell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Conflagrate</text:p>
          </table:table-cell>
          <table:table-cell office:value-type="string">
            <text:p>Time Spiral</text:p>
          </table:table-cell>
          <table:table-cell office:value-type="float" office:value="1.79">
            <text:p>1.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office:value-type="float" office:value="79">
            <text:p>79</text:p>
          </table:table-cell>
          <table:table-cell office:value-type="float" office:value="44">
            <text:p>44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Feldon of the Third Path</text:p>
          </table:table-cell>
          <table:table-cell office:value-type="string">
            <text:p>Commander 2014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mtgseattle</text:p>
          </table:table-cell>
          <table:table-cell office:value-type="string">
            <text:p>cardkingdom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Howling Mine</text:p>
          </table:table-cell>
          <table:table-cell table:style-name="ce1" office:value-type="string">
            <text:p>Seventh Edition</text:p>
          </table:table-cell>
          <table:table-cell table:style-name="ce1" office:value-type="float" office:value="2.79">
            <text:p>2.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5">
            <text:p>1.5</text:p>
          </table:table-cell>
          <table:table-cell table:style-name="ce1" office:value-type="string">
            <text:p>coolstuffinc</text:p>
          </table:table-cell>
          <table:table-cell table:style-name="ce1" office:value-type="string">
            <text:p>cardkingdom</text:p>
          </table:table-cell>
          <table:table-cell table:style-name="ce1"/>
          <table:table-cell table:style-name="ce1" office:value-type="float" office:value="13">
            <text:p>13</text:p>
          </table:table-cell>
          <table:table-cell table:style-name="ce1" office:value-type="string">
            <text:p>%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Lantern of Insight</text:p>
          </table:table-cell>
          <table:table-cell office:value-type="string">
            <text:p>Fifth Dawn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Wall of Shards</text:p>
          </table:table-cell>
          <table:table-cell office:value-type="string">
            <text:p>Coldsnap</text:p>
          </table:table-cell>
          <table:table-cell office:value-type="float" office:value="2.29">
            <text:p>2.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capefeargames</text:p>
          </table:table-cell>
          <table:table-cell office:value-type="string">
            <text:p>cardkingdom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Draining Whelk</text:p>
          </table:table-cell>
          <table:table-cell office:value-type="string">
            <text:p>Time Spiral</text:p>
          </table:table-cell>
          <table:table-cell office:value-type="float" office:value="2.79">
            <text:p>2.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string">
            <text:p>adventureson</text:p>
          </table:table-cell>
          <table:table-cell office:value-type="string">
            <text:p>capefeargam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Acquire</text:p>
          </table:table-cell>
          <table:table-cell office:value-type="string">
            <text:p>Fifth Dawn</text:p>
          </table:table-cell>
          <table:table-cell office:value-type="float" office:value="2.08">
            <text:p>2.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Thran Quarry</text:p>
          </table:table-cell>
          <table:table-cell office:value-type="string">
            <text:p>Urza's Saga</text:p>
          </table:table-cell>
          <table:table-cell office:value-type="float" office:value="2.24">
            <text:p>2.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  <table:table-cell office:value-type="string">
            <text:p>abugames</text:p>
          </table:table-cell>
          <table:table-cell office:value-type="string">
            <text:p>tcgplaye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Cast Through Time</text:p>
          </table:table-cell>
          <table:table-cell office:value-type="string">
            <text:p>Rise of the Eldrazi</text:p>
          </table:table-cell>
          <table:table-cell office:value-type="float" office:value="2.29">
            <text:p>2.2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pefeargames</text:p>
          </table:table-cell>
          <table:table-cell office:value-type="string">
            <text:p>cardkingdom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" table:number-columns-repeated="1012"/>
        </table:table-row>
        <table:table-row table:style-name="ro1" table:number-rows-repeated="48">
          <table:table-cell table:number-columns-repeated="1023"/>
        </table:table-row>
        <table:table-row table:style-name="ro2">
          <table:table-cell table:style-name="ce1" office:value-type="string">
            <text:p>Mortify</text:p>
          </table:table-cell>
          <table:table-cell table:style-name="ce1" office:value-type="string">
            <text:p>Guildpact</text:p>
          </table:table-cell>
          <table:table-cell table:style-name="ce1" office:value-type="float" office:value="3.49">
            <text:p>3.4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oolstuffinc</text:p>
          </table:table-cell>
          <table:table-cell table:style-name="ce1" office:value-type="string">
            <text:p>cardkingdom</text:p>
          </table:table-cell>
          <table:table-cell table:style-name="ce1"/>
          <table:table-cell table:style-name="ce1" office:value-type="float" office:value="14">
            <text:p>14</text:p>
          </table:table-cell>
          <table:table-cell table:style-name="ce1"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Putrefy</text:p>
          </table:table-cell>
          <table:table-cell table:style-name="ce1" office:value-type="string">
            <text:p>Ravnica: City of Guilds</text:p>
          </table:table-cell>
          <table:table-cell table:style-name="ce1" office:value-type="float" office:value="2.49">
            <text:p>2.4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trikezone</text:p>
          </table:table-cell>
          <table:table-cell table:style-name="ce1" office:value-type="string">
            <text:p>cardkingdom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Selesnya Sanctuary</text:p>
          </table:table-cell>
          <table:table-cell office:value-type="string">
            <text:p>Ravnica: City of Guilds</text:p>
          </table:table-cell>
          <table:table-cell office:value-type="float" office:value="1.99">
            <text:p>1.9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trikezone</text:p>
          </table:table-cell>
          <table:table-cell office:value-type="string">
            <text:p>cardkingdom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Seaside Citadel</text:p>
          </table:table-cell>
          <table:table-cell office:value-type="string">
            <text:p>Shards of Alara</text:p>
          </table:table-cell>
          <table:table-cell office:value-type="float" office:value="2.99">
            <text:p>2.99</text:p>
          </table:table-cell>
          <table:table-cell table:number-columns-repeated="2" office:value-type="float" office:value="1">
            <text:p>1</text:p>
          </table:table-cell>
          <table:table-cell office:value-type="float" office:value="1.98">
            <text:p>1.98</text:p>
          </table:table-cell>
          <table:table-cell office:value-type="string">
            <text:p>abugames</text:p>
          </table:table-cell>
          <table:table-cell office:value-type="string">
            <text:p>cardkingdom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Boros Reckoner</text:p>
          </table:table-cell>
          <table:table-cell office:value-type="string">
            <text:p>Gatecrash</text:p>
          </table:table-cell>
          <table:table-cell office:value-type="float" office:value="3.49">
            <text:p>3.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64">
            <text:p>1.64</text:p>
          </table:table-cell>
          <table:table-cell office:value-type="string">
            <text:p>trollandtoad</text:p>
          </table:table-cell>
          <table:table-cell office:value-type="string">
            <text:p>channelfireba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Tree of Tales</text:p>
          </table:table-cell>
          <table:table-cell office:value-type="string">
            <text:p>Mirrodin</text:p>
          </table:table-cell>
          <table:table-cell office:value-type="float" office:value="3.13">
            <text:p>3.13</text:p>
          </table:table-cell>
          <table:table-cell table:number-columns-repeated="2"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9">
            <text:p>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Burning-Tree Emissary</text:p>
          </table:table-cell>
          <table:table-cell office:value-type="string">
            <text:p>Gatecrash</text:p>
          </table:table-cell>
          <table:table-cell office:value-type="float" office:value="3.49">
            <text:p>3.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string">
            <text:p>cardkingdom</text:p>
          </table:table-cell>
          <table:table-cell office:value-type="string">
            <text:p>cardkingdom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Crumbling Necropolis</text:p>
          </table:table-cell>
          <table:table-cell office:value-type="string">
            <text:p>Shards of Alara</text:p>
          </table:table-cell>
          <table:table-cell office:value-type="float" office:value="2.49">
            <text:p>2.49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Gruul Turf</text:p>
          </table:table-cell>
          <table:table-cell office:value-type="string">
            <text:p>Guildpact</text:p>
          </table:table-cell>
          <table:table-cell office:value-type="float" office:value="1.99">
            <text:p>1.99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capefeargames</text:p>
          </table:table-cell>
          <table:table-cell office:value-type="string">
            <text:p>cardkingdom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Rogue's Passage</text:p>
          </table:table-cell>
          <table:table-cell office:value-type="string">
            <text:p>Return to Ravnica</text:p>
          </table:table-cell>
          <table:table-cell office:value-type="float" office:value="2.29">
            <text:p>2.29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channelfireball</text:p>
          </table:table-cell>
          <table:table-cell office:value-type="string">
            <text:p>tcgplaye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Semblance Anvil</text:p>
          </table:table-cell>
          <table:table-cell office:value-type="string">
            <text:p>Scars of Mirrodin</text:p>
          </table:table-cell>
          <table:table-cell office:value-type="float" office:value="2.49">
            <text:p>2.49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capefeargames</text:p>
          </table:table-cell>
          <table:table-cell office:value-type="string">
            <text:p>cardkingdom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Azorius Chancery</text:p>
          </table:table-cell>
          <table:table-cell office:value-type="string">
            <text:p>Dissension</text:p>
          </table:table-cell>
          <table:table-cell office:value-type="float" office:value="2.49">
            <text:p>2.49</text:p>
          </table:table-cell>
          <table:table-cell table:number-columns-repeated="2" office:value-type="float" office:value="1">
            <text:p>1</text:p>
          </table:table-cell>
          <table:table-cell office:value-type="float" office:value="1.44">
            <text:p>1.44</text:p>
          </table:table-cell>
          <table:table-cell office:value-type="string">
            <text:p>trollandtoad</text:p>
          </table:table-cell>
          <table:table-cell office:value-type="string">
            <text:p>cardkingdom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Precursor Golem</text:p>
          </table:table-cell>
          <table:table-cell office:value-type="string">
            <text:p>Scars of Mirrodin</text:p>
          </table:table-cell>
          <table:table-cell office:value-type="float" office:value="1.42">
            <text:p>1.42</text:p>
          </table:table-cell>
          <table:table-cell table:number-columns-repeated="2" office:value-type="float" office:value="1">
            <text:p>1</text:p>
          </table:table-cell>
          <table:table-cell office:value-type="float" office:value="1.44">
            <text:p>1.44</text:p>
          </table:table-cell>
          <table:table-cell office:value-type="string">
            <text:p>trollandtoad</text:p>
          </table:table-cell>
          <table:table-cell office:value-type="string">
            <text:p>tcgplay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Wall of Denial</text:p>
          </table:table-cell>
          <table:table-cell office:value-type="string">
            <text:p>Alara Reborn</text:p>
          </table:table-cell>
          <table:table-cell office:value-type="float" office:value="1.49">
            <text:p>1.49</text:p>
          </table:table-cell>
          <table:table-cell table:number-columns-repeated="2"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string">
            <text:p>strikezone</text:p>
          </table:table-cell>
          <table:table-cell office:value-type="string">
            <text:p>cardkingdom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Coalition Victory</text:p>
          </table:table-cell>
          <table:table-cell office:value-type="string">
            <text:p>Time Spiral "Timeshifted"</text:p>
          </table:table-cell>
          <table:table-cell office:value-type="float" office:value="1.84">
            <text:p>1.84</text:p>
          </table:table-cell>
          <table:table-cell table:number-columns-repeated="2" office:value-type="float" office:value="1">
            <text:p>1</text:p>
          </table:table-cell>
          <table:table-cell office:value-type="float" office:value="1.01">
            <text:p>1.01</text:p>
          </table:table-cell>
          <table:table-cell office:value-type="string">
            <text:p>abugames</text:p>
          </table:table-cell>
          <table:table-cell office:value-type="string">
            <text:p>tcgplay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Dragon Whisperer</text:p>
          </table:table-cell>
          <table:table-cell office:value-type="string">
            <text:p>Dragons of Tarkir</text:p>
          </table:table-cell>
          <table:table-cell office:value-type="float" office:value="2.49">
            <text:p>2.4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oolstuffinc</text:p>
          </table:table-cell>
          <table:table-cell office:value-type="string">
            <text:p>cardkingdom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Izzet Boilerworks</text:p>
          </table:table-cell>
          <table:table-cell office:value-type="string">
            <text:p>Guildpact</text:p>
          </table:table-cell>
          <table:table-cell office:value-type="float" office:value="1.99">
            <text:p>1.9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apefeargames</text:p>
          </table:table-cell>
          <table:table-cell office:value-type="string">
            <text:p>cardkingdom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Loam Lion</text:p>
          </table:table-cell>
          <table:table-cell office:value-type="string">
            <text:p>Worldwake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oolstuffinc</text:p>
          </table:table-cell>
          <table:table-cell office:value-type="string">
            <text:p>tcgplayer</text:p>
          </table:table-cell>
          <table:table-cell table:number-columns-repeated="2"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Orzhov Basilica</text:p>
          </table:table-cell>
          <table:table-cell office:value-type="string">
            <text:p>Guildpact</text:p>
          </table:table-cell>
          <table:table-cell office:value-type="float" office:value="1.99">
            <text:p>1.9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trikezone</text:p>
          </table:table-cell>
          <table:table-cell office:value-type="string">
            <text:p>cardkingdom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Temporal Isolation</text:p>
          </table:table-cell>
          <table:table-cell office:value-type="string">
            <text:p>Time Spiral</text:p>
          </table:table-cell>
          <table:table-cell office:value-type="float" office:value="1.49">
            <text:p>1.4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apefeargames</text:p>
          </table:table-cell>
          <table:table-cell office:value-type="string">
            <text:p>cardkingdom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Ghitu Encampment</text:p>
          </table:table-cell>
          <table:table-cell office:value-type="string">
            <text:p>Urza's Legacy</text:p>
          </table:table-cell>
          <table:table-cell office:value-type="float" office:value="1.85">
            <text:p>1.85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Vivid Creek</text:p>
          </table:table-cell>
          <table:table-cell office:value-type="string">
            <text:p>Lorwyn</text:p>
          </table:table-cell>
          <table:table-cell office:value-type="float" office:value="1.49">
            <text:p>1.49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string">
            <text:p>strikezone</text:p>
          </table:table-cell>
          <table:table-cell office:value-type="string">
            <text:p>cardkingdom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Naturalize</text:p>
          </table:table-cell>
          <table:table-cell office:value-type="string">
            <text:p>Onslaught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string">
            <text:p>trollandtoad</text:p>
          </table:table-cell>
          <table:table-cell office:value-type="string">
            <text:p>tcgplaye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Blightning</text:p>
          </table:table-cell>
          <table:table-cell office:value-type="string">
            <text:p>Shards of Alara</text:p>
          </table:table-cell>
          <table:table-cell office:value-type="float" office:value="1.46">
            <text:p>1.46</text:p>
          </table:table-cell>
          <table:table-cell table:number-columns-repeated="2" office:value-type="float" office:value="1">
            <text:p>1</text:p>
          </table:table-cell>
          <table:table-cell office:value-type="float" office:value="0.61">
            <text:p>0.61</text:p>
          </table:table-cell>
          <table:table-cell office:value-type="string">
            <text:p>abugames</text:p>
          </table:table-cell>
          <table:table-cell office:value-type="string">
            <text:p>tcgplay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Opportunity</text:p>
          </table:table-cell>
          <table:table-cell office:value-type="string">
            <text:p>Urza's Legacy</text:p>
          </table:table-cell>
          <table:table-cell office:value-type="float" office:value="1.95">
            <text:p>1.95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cardkingdom</text:p>
          </table:table-cell>
          <table:table-cell office:value-type="string">
            <text:p>capefeargames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Willbender</text:p>
          </table:table-cell>
          <table:table-cell office:value-type="string">
            <text:p>Legions</text:p>
          </table:table-cell>
          <table:table-cell office:value-type="float" office:value="1.49">
            <text:p>1.49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Moorland Haunt</text:p>
          </table:table-cell>
          <table:table-cell office:value-type="string">
            <text:p>Innistrad</text:p>
          </table:table-cell>
          <table:table-cell office:value-type="float" office:value="1.43">
            <text:p>1.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3">
            <text:p>0.53</text:p>
          </table:table-cell>
          <table:table-cell office:value-type="string">
            <text:p>abugames</text:p>
          </table:table-cell>
          <table:table-cell office:value-type="string">
            <text:p>tcgplay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Evolving Wilds</text:p>
          </table:table-cell>
          <table:table-cell office:value-type="string">
            <text:p>Rise of the Eldrazi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Stupor</text:p>
          </table:table-cell>
          <table:table-cell office:value-type="string">
            <text:p>Time Spiral "Timeshifted"</text:p>
          </table:table-cell>
          <table:table-cell office:value-type="float" office:value="1.45">
            <text:p>1.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string">
            <text:p>coolstuffinc</text:p>
          </table:table-cell>
          <table:table-cell office:value-type="string">
            <text:p>tcgplayer</text:p>
          </table:table-cell>
          <table:table-cell table:number-columns-repeated="2"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Tomb of the Spirit Dragon</text:p>
          </table:table-cell>
          <table:table-cell office:value-type="string">
            <text:p>Khans of Tarkir</text:p>
          </table:table-cell>
          <table:table-cell office:value-type="float" office:value="0.79">
            <text:p>0.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Pontiff of Blight</text:p>
          </table:table-cell>
          <table:table-cell office:value-type="string">
            <text:p>Dragon's Maze</text:p>
          </table:table-cell>
          <table:table-cell office:value-type="float" office:value="1.23">
            <text:p>1.23</text:p>
          </table:table-cell>
          <table:table-cell table:number-columns-repeated="2" office:value-type="float" office:value="1">
            <text:p>1</text:p>
          </table:table-cell>
          <table:table-cell office:value-type="float" office:value="0.46">
            <text:p>0.46</text:p>
          </table:table-cell>
          <table:table-cell office:value-type="string">
            <text:p>abugames</text:p>
          </table:table-cell>
          <table:table-cell office:value-type="string">
            <text:p>tcgplay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Savage Lands</text:p>
          </table:table-cell>
          <table:table-cell office:value-type="string">
            <text:p>Shards of Alara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string">
            <text:p>abugames</text:p>
          </table:table-cell>
          <table:table-cell office:value-type="string">
            <text:p>cardkingdom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Aven Riftwatcher</text:p>
          </table:table-cell>
          <table:table-cell office:value-type="string">
            <text:p>Planar Chaos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abugames</text:p>
          </table:table-cell>
          <table:table-cell office:value-type="string">
            <text:p>cardkingdom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Spawnbroker</text:p>
          </table:table-cell>
          <table:table-cell office:value-type="string">
            <text:p>Ravnica: City of Guilds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string">
            <text:p>Bulk</text:p>
          </table:table-cell>
          <table:table-cell office:value-type="string">
            <text:p>capefeargames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Putrid Leech</text:p>
          </table:table-cell>
          <table:table-cell office:value-type="string">
            <text:p>Alara Reborn</text:p>
          </table:table-cell>
          <table:table-cell office:value-type="float" office:value="0.49">
            <text:p>0.49</text:p>
          </table:table-cell>
          <table:table-cell table:number-columns-repeated="2"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string">
            <text:p>trollandtoad</text:p>
          </table:table-cell>
          <table:table-cell office:value-type="string">
            <text:p>cardkingdom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Viridian Shaman</text:p>
          </table:table-cell>
          <table:table-cell office:value-type="string">
            <text:p>Mirrodin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capefeargames</text:p>
          </table:table-cell>
          <table:table-cell office:value-type="string">
            <text:p>cardkingdom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Drifter il-Dal</text:p>
          </table:table-cell>
          <table:table-cell office:value-type="string">
            <text:p>Time Spiral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lk</text:p>
          </table:table-cell>
          <table:table-cell office:value-type="string">
            <text:p>channelfireball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Deathmist Raptor</text:p>
          </table:table-cell>
          <table:table-cell table:style-name="ce1" office:value-type="string">
            <text:p>Dragons of Tarkir</text:p>
          </table:table-cell>
          <table:table-cell table:style-name="ce1" office:value-type="float" office:value="1.99">
            <text:p>1.99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coolstuffinc</text:p>
          </table:table-cell>
          <table:table-cell table:style-name="ce1" office:value-type="string">
            <text:p>cardkingdom</text:p>
          </table:table-cell>
          <table:table-cell table:style-name="ce1"/>
          <table:table-cell table:style-name="ce1" office:value-type="float" office:value="91">
            <text:p>91</text:p>
          </table:table-cell>
          <table:table-cell table:style-name="ce1"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Serum Visions</text:p>
          </table:table-cell>
          <table:table-cell office:value-type="string">
            <text:p>Fifth Dawn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annelfireball</text:p>
          </table:table-cell>
          <table:table-cell office:value-type="string">
            <text:p>tcgplayer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Mother of Runes</text:p>
          </table:table-cell>
          <table:table-cell office:value-type="string">
            <text:p>Urza's Legacy</text:p>
          </table:table-cell>
          <table:table-cell office:value-type="float" office:value="2.14">
            <text:p>2.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Crop Rotation</text:p>
          </table:table-cell>
          <table:table-cell office:value-type="string">
            <text:p>Urza's Legacy</text:p>
          </table:table-cell>
          <table:table-cell office:value-type="float" office:value="1.45">
            <text:p>1.4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8">
            <text:p>0.8</text:p>
          </table:table-cell>
          <table:table-cell office:value-type="string">
            <text:p>cardkingdom</text:p>
          </table:table-cell>
          <table:table-cell office:value-type="string">
            <text:p>capefeargames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Alchemist's Refuge</text:p>
          </table:table-cell>
          <table:table-cell office:value-type="string">
            <text:p>Avacyn Restored</text:p>
          </table:table-cell>
          <table:table-cell office:value-type="float" office:value="1.48">
            <text:p>1.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office:value-type="string">
            <text:p>trollandtoad</text:p>
          </table:table-cell>
          <table:table-cell office:value-type="string">
            <text:p>tcgplay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Keen Sense</text:p>
          </table:table-cell>
          <table:table-cell office:value-type="string">
            <text:p>Planar Chaos</text:p>
          </table:table-cell>
          <table:table-cell office:value-type="float" office:value="1.95">
            <text:p>1.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  <table:table-cell office:value-type="string">
            <text:p>capefeargames</text:p>
          </table:table-cell>
          <table:table-cell office:value-type="string">
            <text:p>capefeargame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Mystic Remora</text:p>
          </table:table-cell>
          <table:table-cell office:value-type="string">
            <text:p>Ice Age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  <table:table-cell office:value-type="string">
            <text:p>channelfireball</text:p>
          </table:table-cell>
          <table:table-cell office:value-type="string">
            <text:p>cardkingdom</text:p>
          </table:table-cell>
          <table:table-cell office:value-type="float" office:value="95">
            <text:p>95</text:p>
          </table:table-cell>
          <table:table-cell office:value-type="float" office:value="304">
            <text:p>304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Deadeye Navigator</text:p>
          </table:table-cell>
          <table:table-cell office:value-type="string">
            <text:p>Avacyn Restored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67">
            <text:p>0.67</text:p>
          </table:table-cell>
          <table:table-cell office:value-type="string">
            <text:p>trollandtoad</text:p>
          </table:table-cell>
          <table:table-cell office:value-type="string">
            <text:p>channelfireball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Dromoka's Command</text:p>
          </table:table-cell>
          <table:table-cell office:value-type="string">
            <text:p>Dragons of Tarkir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7">
            <text:p>0.67</text:p>
          </table:table-cell>
          <table:table-cell office:value-type="string">
            <text:p>trollandtoad</text:p>
          </table:table-cell>
          <table:table-cell office:value-type="string">
            <text:p>channelfirebal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Mishra's Factory</text:p>
          </table:table-cell>
          <table:table-cell office:value-type="string">
            <text:p>Fourth Edition</text:p>
          </table:table-cell>
          <table:table-cell office:value-type="float" office:value="0.79">
            <text:p>0.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string">
            <text:p>trollandtoad</text:p>
          </table:table-cell>
          <table:table-cell office:value-type="string">
            <text:p>cardkingdom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Urza's Tower</text:p>
          </table:table-cell>
          <table:table-cell office:value-type="string">
            <text:p>Chronicles</text:p>
          </table:table-cell>
          <table:table-cell office:value-type="float" office:value="1.29">
            <text:p>1.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cardkingdom</text:p>
          </table:table-cell>
          <table:table-cell office:value-type="string">
            <text:p>cardkingdom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Wall of Omens</text:p>
          </table:table-cell>
          <table:table-cell office:value-type="string">
            <text:p>Rise of the Eldrazi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cardkingdom</text:p>
          </table:table-cell>
          <table:table-cell office:value-type="string">
            <text:p>cardkingdom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Mental Misstep</text:p>
          </table:table-cell>
          <table:table-cell office:value-type="string">
            <text:p>New Phyrexia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52">
            <text:p>0.52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Capsize</text:p>
          </table:table-cell>
          <table:table-cell office:value-type="string">
            <text:p>Tempest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string">
            <text:p>channelfireball</text:p>
          </table:table-cell>
          <table:table-cell office:value-type="string">
            <text:p>tcgplayer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Merieke Ri Berit</text:p>
          </table:table-cell>
          <table:table-cell office:value-type="string">
            <text:p>Time Spiral "Timeshifted"</text:p>
          </table:table-cell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magicdotcards</text:p>
          </table:table-cell>
          <table:table-cell office:value-type="string">
            <text:p>tcgplayer</text:p>
          </table:table-cell>
          <table:table-cell table:number-columns-repeated="2"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Might of Old Krosa</text:p>
          </table:table-cell>
          <table:table-cell office:value-type="string">
            <text:p>Time Spiral</text:p>
          </table:table-cell>
          <table:table-cell office:value-type="float" office:value="0.79">
            <text:p>0.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magicdotcards</text:p>
          </table:table-cell>
          <table:table-cell office:value-type="string">
            <text:p>cardkingdom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Wall of Omens</text:p>
          </table:table-cell>
          <table:table-cell office:value-type="string">
            <text:p>Eternal Masters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strikezone</text:p>
          </table:table-cell>
          <table:table-cell office:value-type="string">
            <text:p>cardkingdom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Mind's Desire</text:p>
          </table:table-cell>
          <table:table-cell office:value-type="string">
            <text:p>Scourge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string">
            <text:p>abugames</text:p>
          </table:table-cell>
          <table:table-cell office:value-type="string">
            <text:p>cardkingdom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Diabolic Edict</text:p>
          </table:table-cell>
          <table:table-cell office:value-type="string">
            <text:p>Tempest</text:p>
          </table:table-cell>
          <table:table-cell office:value-type="float" office:value="0.67">
            <text:p>0.6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39">
            <text:p>0.39</text:p>
          </table:table-cell>
          <table:table-cell office:value-type="string">
            <text:p>abugames</text:p>
          </table:table-cell>
          <table:table-cell office:value-type="string">
            <text:p>tcgplaye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Chain of Vapor</text:p>
          </table:table-cell>
          <table:table-cell office:value-type="string">
            <text:p>Onslaught</text:p>
          </table:table-cell>
          <table:table-cell office:value-type="float" office:value="0.69">
            <text:p>0.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string">
            <text:p>trollandtoad</text:p>
          </table:table-cell>
          <table:table-cell office:value-type="string">
            <text:p>cardkingdom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Fatestitcher</text:p>
          </table:table-cell>
          <table:table-cell office:value-type="string">
            <text:p>Shards of Alara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Balduvian Trading Post</text:p>
          </table:table-cell>
          <table:table-cell office:value-type="string">
            <text:p>Alliances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cardkingdom</text:p>
          </table:table-cell>
          <table:table-cell office:value-type="string">
            <text:p>tcgplaye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Signal Pest</text:p>
          </table:table-cell>
          <table:table-cell office:value-type="string">
            <text:p>Mirrodin Besieged</text:p>
          </table:table-cell>
          <table:table-cell office:value-type="float" office:value="0.77">
            <text:p>0.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string">
            <text:p>channelfireball</text:p>
          </table:table-cell>
          <table:table-cell office:value-type="string">
            <text:p>tcgplayer</text:p>
          </table:table-cell>
          <table:table-cell office:value-type="float" office:value="179">
            <text:p>17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Wall of Roots</text:p>
          </table:table-cell>
          <table:table-cell office:value-type="string">
            <text:p>Mirage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string">
            <text:p>adventureson</text:p>
          </table:table-cell>
          <table:table-cell office:value-type="string">
            <text:p>cardkingdom</text:p>
          </table:table-cell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Plague Myr</text:p>
          </table:table-cell>
          <table:table-cell office:value-type="string">
            <text:p>Mirrodin Besieged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string">
            <text:p>trollandtoad</text:p>
          </table:table-cell>
          <table:table-cell office:value-type="string">
            <text:p>channelfirebal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Trinket Mage</text:p>
          </table:table-cell>
          <table:table-cell office:value-type="string">
            <text:p>Duel Decks: Elspeth vs. Tezzeret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office:value-type="string">
            <text:p>channelfireball</text:p>
          </table:table-cell>
          <table:table-cell office:value-type="string">
            <text:p>tcgplayer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False Peace</text:p>
          </table:table-cell>
          <table:table-cell office:value-type="string">
            <text:p>Starter 1999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adventureson</text:p>
          </table:table-cell>
          <table:table-cell office:value-type="string">
            <text:p>cardkingdom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Azorius Chancery</text:p>
          </table:table-cell>
          <table:table-cell office:value-type="string">
            <text:p>Modern Masters 2015 Edition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abugames</text:p>
          </table:table-cell>
          <table:table-cell office:value-type="string">
            <text:p>cardkingdom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>
            <text:p>Eyes of the Watcher</text:p>
          </table:table-cell>
          <table:table-cell office:value-type="string">
            <text:p>Fifth Dawn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25">
            <text:p>0.0125</text:p>
          </table:table-cell>
          <table:table-cell office:value-type="string">
            <text:p>Bulk</text:p>
          </table:table-cell>
          <table:table-cell office:value-type="string">
            <text:p>tcgplayer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%</text:p>
          </table:table-cell>
          <table:table-cell table:number-columns-repeated="1012"/>
        </table:table-row>
      </table:table>
      <table:database-ranges>
        <table:database-range table:target-range-address="Sheet2.A1:Sheet2.K136">
          <table:sort>
            <table:sort-by table:field-number="2" table:order="descending" table:data-type="automatic"/>
            <table:sort-by table:field-number="4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10/30/2017</text:date>, <text:time>22:1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0T22:10:36.25</dc:date>
    <meta:document-statistic meta:table-count="2" meta:cell-count="1977" meta:object-count="0"/>
    <meta:generator>OpenOffice/4.1.4$Win32 OpenOffice.org_project/414m5$Build-9788</meta:generator>
  </office:meta>
</office:document-meta>
</file>